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automatic-styles>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orem ipsum dolor sit amet, consectetur adipiscing elit. Etiam pharetra neque libero, nec facilisis ex pretium et. Suspendisse lobortis sapien ac pulvinar consectetur. Curabitur pulvinar, risus at pulvinar aliquet, erat erat volutpat ipsum, a pulvinar neque urna eget leo. Aliquam nec ex porttitor, viverra urna id, fermentum neque. Curabitur eleifend augue luctus ex laoreet, non bibendum risus faucibus. Etiam eu enim malesuada, ultrices mi sed, volutpat justo. Donec porta, libero in laoreet sagittis, nisl tortor sodales velit, quis facilisis metus risus egestas lectus. Cras arcu velit, ullamcorper nec odio a, mollis commodo risus. Nunc lobortis consectetur libero sed rhoncus. In non neque risus. Sed ultricies quis leo et vehicula. Phasellus iaculis enim magna, sit amet auctor felis aliquam in. Aenean sed gravida neque, id vehicula magna. Suspendisse pharetra aliquam dapibus. Aliquam consectetur lectus vel felis tincidunt ornare. </text:p>
      <text:section text:style-name="Sect1" text:name="lipsum">
        <text:p text:style-name="Text_20_body">Vestibulum elementum hendrerit orci in condimentum. Quisque congue nisl sit amet enim pellentesque, at pharetra libero pellentesque. Integer volutpat augue imperdiet ante volutpat lacinia. Curabitur sit amet ipsum sed nisi mollis pharetra. Nulla cursus tortor mi, eu mollis tortor fermentum sed. Suspendisse sit amet orci at enim volutpat fringilla. Sed a maximus magna. Proin viverra purus vitae pellentesque consequat. Sed at mollis nulla, fermentum feugiat augue. </text:p>
        <text:p text:style-name="Text_20_body">Aliquam vestibulum porttitor ligula quis posuere. Sed et quam nulla. Curabitur consectetur metus sit amet urna luctus, nec viverra est fringilla. Curabitur pellentesque consectetur risus, ut dictum neque faucibus ut. Quisque eu consequat orci. Suspendisse non nisi tortor. Praesent commodo nulla quis nibh aliquam, suscipit blandit risus tempor. Sed et auctor nulla, ut egestas erat. Proin suscipit congue lacus at accumsan. Etiam pretium rhoncus mattis. Etiam eget lectus sit amet neque suscipit imperdiet. Phasellus sed elit at quam lobortis luctus id sed dolor. Quisque blandit ut quam vel mattis. Nam sodales est vitae quam fringilla sollicitudin. </text:p>
        <text:p text:style-name="Text_20_body">Nullam rhoncus justo sit amet orci finibus, non faucibus magna pulvinar. Cras suscipit bibendum neque porttitor scelerisque. Suspendisse vitae nulla tellus. Quisque tempor elit ut posuere suscipit. Quisque euismod elementum placerat. Duis ac neque varius, suscipit massa at, venenatis ante. Vestibulum mi justo, facilisis et dolor ut, ullamcorper scelerisque tortor. Quisque convallis sapien et euismod aliquam. Nam facilisis vehicula elementum. </text:p>
        <text:p text:style-name="Text_20_body">Cras magna lorem, tempus vitae nisl eu, lacinia condimentum sem. Curabitur et luctus dolor. Fusce dapibus accumsan risus a egestas. Lorem ipsum dolor sit amet, consectetur adipiscing elit. Sed quis ipsum lacinia, commodo nisi sit amet, rutrum enim. Sed pellentesque orci sed libero aliquet suscipit. Cras a suscipit quam, non convallis nisi. Vivamus vulputate tortor eget massa ultricies pulvinar. Sed porta vel justo et pharetra. Nulla id lacus quam. Sed nec diam sed magna mollis vulputate vitae eu turpis. Integer vel libero magna. </text:p>
      </text:section>
      <text:p text:style-name="Standard"><text:soft-pag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pitch="variable"/>
    <style:font-face style:name="DejaVu Serif" svg:font-family="'DejaVu Serif'" style:font-family-generic="roman" style:font-pitch="variable"/>
    <style:font-face style:name="FreeSans" svg:font-family="FreeSans" style:font-family-generic="swiss"/>
    <style:font-face style:name="FreeSans1" svg:font-family="FreeSans" style:font-family-generic="system"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DejaVu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DejaVu Sans" fo:font-family="'DejaVu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9T12:36:20.654690672</meta:creation-date>
    <dc:date>2022-11-29T12:36:50.539520577</dc:date>
    <meta:editing-duration>PT30S</meta:editing-duration>
    <meta:editing-cycles>1</meta:editing-cycles>
    <meta:document-statistic meta:table-count="0" meta:image-count="0" meta:object-count="0" meta:page-count="2" meta:paragraph-count="5" meta:word-count="442" meta:character-count="3042" meta:non-whitespace-character-count="2600"/>
    <meta:generator>LibreOffice/7.3.7.2$Linux_X86_64 LibreOffice_project/30$Build-2</meta:generator>
  </office:meta>
</office:document-meta>
</file>